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76in" svg:height="3.5386in" svg:x="3.9917in" svg:y="0.474in">
            <draw:object draw:notify-on-update-of-ranges="Sheet1.B5:Sheet1.B11 Sheet1.C5:Sheet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Example 18.2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ln(x)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LN([.B5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LN([.B6])" office:value-type="float" office:value="0.693147180559945" calcext:value-type="float">
            <text:p>0.693147180559945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LN([.B7])" office:value-type="float" office:value="1.09861228866811" calcext:value-type="float">
            <text:p>1.09861228866811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LN([.B8])" office:value-type="float" office:value="1.38629436111989" calcext:value-type="float">
            <text:p>1.38629436111989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LN([.B9])" office:value-type="float" office:value="1.6094379124341" calcext:value-type="float">
            <text:p>1.6094379124341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LN([.B10])" office:value-type="float" office:value="1.79175946922806" calcext:value-type="float">
            <text:p>1.79175946922806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LN([.B11])" office:value-type="float" office:value="1.94591014905531" calcext:value-type="float">
            <text:p>1.94591014905531</text:p>
          </table:table-cell>
          <table:table-cell table:number-columns-repeated="12"/>
        </table:table-row>
        <table:table-row table:style-name="ro1">
          <table:table-cell/>
          <table:table-cell table:style-name="ce1" table:number-columns-repeated="2"/>
          <table:table-cell table:number-columns-repeated="12"/>
        </table:table-row>
        <table:table-row table:style-name="ro1" table:number-rows-repeated="13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x0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f(x0)</text:p>
          </table:table-cell>
          <table:table-cell table:style-name="ce1" office:value-type="string" calcext:value-type="string">
            <text:p>f(x1)</text:p>
          </table:table-cell>
          <table:table-cell table:style-name="ce1" office:value-type="string" calcext:value-type="string">
            <text:p>f(x2)</text:p>
          </table:table-cell>
          <table:table-cell table:style-name="ce1" office:value-type="string" calcext:value-type="string">
            <text:p>b0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f(x)</text:p>
          </table:table-cell>
          <table:table-cell table:style-name="ce1" office:value-type="string" calcext:value-type="string">
            <text:p>et(%)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LN([.B27])" office:value-type="float" office:value="0" calcext:value-type="float">
            <text:p>0</text:p>
          </table:table-cell>
          <table:table-cell table:style-name="ce1" table:formula="of:=LN([.C27])" office:value-type="float" office:value="1.38629436111989" calcext:value-type="float">
            <text:p>1.38629436111989</text:p>
          </table:table-cell>
          <table:table-cell table:style-name="ce1" table:formula="of:=LN([.D27])" office:value-type="float" office:value="1.79175946922806" calcext:value-type="float">
            <text:p>1.79175946922806</text:p>
          </table:table-cell>
          <table:table-cell table:style-name="ce1" table:formula="of:=[.E27]" office:value-type="float" office:value="0" calcext:value-type="float">
            <text:p>0</text:p>
          </table:table-cell>
          <table:table-cell table:style-name="ce1" table:formula="of:=([.F27]-[.E27])/([.C27]-[.B27])" office:value-type="float" office:value="0.462098120373297" calcext:value-type="float">
            <text:p>0.462098120373297</text:p>
          </table:table-cell>
          <table:table-cell table:style-name="ce1" table:formula="of:=((([.G27]-[.F27])/([.D27]-[.C27]))-([.I27]))/([.D27]-[.B27])" office:value-type="float" office:value="-0.0518731132638429" calcext:value-type="float">
            <text:p>-0.0518731132638429</text:p>
          </table:table-cell>
          <table:table-cell table:style-name="ce1" table:formula="of:=[.H27]-[.I27]*[.B27]+[.J27]*[.B27]*[.C27]" office:value-type="float" office:value="-0.669590573428669" calcext:value-type="float">
            <text:p>-0.669590573428669</text:p>
          </table:table-cell>
          <table:table-cell table:style-name="ce1" table:formula="of:=([.I27]-[.J27]*[.C27]-[.J27]*[.B27])" office:value-type="float" office:value="0.721463686692511" calcext:value-type="float">
            <text:p>0.721463686692511</text:p>
          </table:table-cell>
          <table:table-cell table:style-name="ce1" table:formula="of:=[.J27]" office:value-type="float" office:value="-0.0518731132638429" calcext:value-type="float">
            <text:p>-0.0518731132638429</text:p>
          </table:table-cell>
          <table:table-cell table:style-name="ce1" table:formula="of:=[.$K$27]+[.$L$27]*[.B6]+[.$M$27]*([.B6])^2" office:value-type="float" office:value="0.565844346900983" calcext:value-type="float">
            <text:p>0.565844346900983</text:p>
          </table:table-cell>
          <table:table-cell table:style-name="ce1" table:formula="of:=100*ABS(([.$C$6]-[.N27])/[.$C$6])" office:value-type="float" office:value="18.3659166810898" calcext:value-type="float">
            <text:p>18.36591668108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4T20:47:22.850307393</dc:date>
    <meta:editing-duration>PT26M59S</meta:editing-duration>
    <meta:editing-cycles>14</meta:editing-cycles>
    <meta:generator>LibreOffice/7.3.7.2$Linux_X86_64 LibreOffice_project/30$Build-2</meta:generator>
    <meta:document-statistic meta:table-count="1" meta:cell-count="4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legend chart:legend-position="end" svg:x="13.087cm" svg:y="4.192cm" style:legend-expansion="high" chart:style-name="ch2"/>
        <chart:plot-area chart:style-name="ch3" table:cell-range-address="Sheet1.B5:Sheet1.C11" svg:x="0.319cm" svg:y="0.179cm" svg:width="12.449cm" svg:height="8.631cm">
          <chart:coordinate-region svg:x="1.057cm" svg:y="0.381cm" svg:width="11.614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5:Sheet1.C11" chart:class="chart:scatter">
            <chart:domain table:cell-range-address="Sheet1.B5:Sheet1.B11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5:Sheet1.B11</svg:desc>
                </draw:g>
              </table:table-cell>
              <table:table-cell office:value-type="float" office:value="0">
                <text:p>0</text:p>
                <draw:g>
                  <svg:desc>Sheet1.C5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6094379124341">
                <text:p>1.60943791243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79175946922806">
                <text:p>1.791759469228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94591014905531">
                <text:p>1.945910149055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